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Nós">
            <text:p>Nós</text:p>
          </table:table-cell>
          <table:table-cell table:style-name="pd1" office:value-type="string" office:string-value="Busca">
            <text:p>Busca</text:p>
          </table:table-cell>
          <table:table-cell table:style-name="pd1" office:value-type="string" office:string-value="Shards">
            <text:p>Shards</text:p>
          </table:table-cell>
          <table:table-cell table:style-name="pd1" office:value-type="string" office:string-value="Tempo">
            <text:p>Tempo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3.33092844937619e-06">
            <text:p>3.33092844937619e-06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9.451741419386394e-07">
            <text:p>9.451741419386394e-07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1.4111640019682346e-06">
            <text:p>1.4111640019682346e-06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1.9700143750582402e-06">
            <text:p>1.9700143750582402e-06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2.5991666780797054e-06">
            <text:p>2.5991666780797054e-06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3.8000684066224987e-06">
            <text:p>3.8000684066224987e-06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9.437653844408322e-06">
            <text:p>9.437653844408322e-06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4.607410347446026e-07">
            <text:p>4.607410347446026e-07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2.253242175824713e-07">
            <text:p>2.253242175824713e-07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6.692803779067556e-07">
            <text:p>6.692803779067556e-07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1.1180654173909472e-06">
            <text:p>1.1180654173909472e-06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2.159903783158347e-06">
            <text:p>2.159903783158347e-06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3.21616358438528e-06">
            <text:p>3.21616358438528e-06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7.788391730944455e-06">
            <text:p>7.788391730944455e-06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6.0587307017819465e-06">
            <text:p>6.0587307017819465e-06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8.105395261288324e-06">
            <text:p>8.105395261288324e-06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1.2803607164810458e-05">
            <text:p>1.2803607164810458e-05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2.1947490031046152e-05">
            <text:p>2.1947490031046152e-05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3.951216558341262e-05">
            <text:p>3.951216558341262e-05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4.762705741510512e-05">
            <text:p>4.762705741510512e-05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0011121043691529995">
            <text:p>0.00011121043691529995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5.2878562034073874e-05">
            <text:p>5.2878562034073874e-05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2.0122882086837023e-06">
            <text:p>2.0122882086837023e-06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1.692315909695739e-05">
            <text:p>1.692315909695739e-05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4.526681769473979e-06">
            <text:p>4.526681769473979e-06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6.402815117809864e-06">
            <text:p>6.402815117809864e-06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8.25948305826119e-06">
            <text:p>8.25948305826119e-06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2.3658994329554677e-05">
            <text:p>2.3658994329554677e-05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1.2039772158146587e-05">
            <text:p>1.2039772158146587e-05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7.101186481626842e-07">
            <text:p>7.101186481626842e-07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1.517151291154859e-06">
            <text:p>1.517151291154859e-06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3.1218431511874974e-06">
            <text:p>3.1218431511874974e-06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5.169698426334383e-06">
            <text:p>5.169698426334383e-06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6.786568741897301e-06">
            <text:p>6.786568741897301e-06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1.8234088509504557e-05">
            <text:p>1.8234088509504557e-05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2.5388068844883195e-05">
            <text:p>2.5388068844883195e-05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1.5507684904881943e-05">
            <text:p>1.5507684904881943e-05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3.1885325508374795e-05">
            <text:p>3.1885325508374795e-05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6.590234170495405e-05">
            <text:p>6.590234170495405e-05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0010379064551521725">
            <text:p>0.00010379064551521725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0010552574221230169">
            <text:p>0.00010552574221230169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002507113890312908">
            <text:p>0.0002507113890312908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003099045802270846">
            <text:p>0.0003099045802270846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2.7604814530060737e-06">
            <text:p>2.7604814530060737e-06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1.1643112427922183e-05">
            <text:p>1.1643112427922183e-05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4.046737388122007e-06">
            <text:p>4.046737388122007e-06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5.803590497297884e-06">
            <text:p>5.803590497297884e-06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7.89210785223346e-06">
            <text:p>7.89210785223346e-06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2.8164315321051472e-05">
            <text:p>2.8164315321051472e-05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2.5892290183363226e-06">
            <text:p>2.5892290183363226e-06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9.548253030743684e-07">
            <text:p>9.548253030743684e-07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2.1581967147813533e-06">
            <text:p>2.1581967147813533e-06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3.960503625631555e-06">
            <text:p>3.960503625631555e-06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5.583089080872614e-06">
            <text:p>5.583089080872614e-06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7.565678109513793e-06">
            <text:p>7.565678109513793e-06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2.4677236483448452e-05">
            <text:p>2.4677236483448452e-05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2.332895577496638e-05">
            <text:p>2.332895577496638e-05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3.707682117415017e-05">
            <text:p>3.707682117415017e-05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2.8920512426651087e-05">
            <text:p>2.8920512426651087e-05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6.479622447720002e-05">
            <text:p>6.479622447720002e-05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001383212182358342">
            <text:p>0.0001383212182358342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0015942494195686445">
            <text:p>0.00015942494195686445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0031617983637372216">
            <text:p>0.00031617983637372216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002437700154402752">
            <text:p>0.0002437700154402752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9.062346110834661e-06">
            <text:p>9.062346110834661e-06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1.2132064024373597e-05">
            <text:p>1.2132064024373597e-05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3.4274793931987058e-06">
            <text:p>3.4274793931987058e-06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5.967214555196276e-06">
            <text:p>5.967214555196276e-06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7.609670030693466e-06">
            <text:p>7.609670030693466e-06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1.958177656349011e-05">
            <text:p>1.958177656349011e-05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1.1067562138178692e-05">
            <text:p>1.1067562138178692e-05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1.869404363791109e-06">
            <text:p>1.869404363791109e-06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2.106156667636104e-06">
            <text:p>2.106156667636104e-06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2.0512684541007405e-06">
            <text:p>2.0512684541007405e-06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5.023228121226704e-06">
            <text:p>5.023228121226704e-06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4.660005793348087e-06">
            <text:p>4.660005793348087e-06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1.0463557325188273e-05">
            <text:p>1.0463557325188273e-05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3.029816010175239e-05">
            <text:p>3.029816010175239e-05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4.9413444130220356e-05">
            <text:p>4.9413444130220356e-05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4.2478038905125245e-05">
            <text:p>4.2478038905125245e-05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5.894860220707585e-05">
            <text:p>5.894860220707585e-05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0012073544803965615">
            <text:p>0.00012073544803965615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001497445162227621">
            <text:p>0.0001497445162227621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005290465721004637">
            <text:p>0.00052904657210046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